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03H16M57.156051S" calcext:value-type="time">
            <text:p>1103:1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ock/cutback/depth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8H06M47.546S" calcext:value-type="time">
            <text:p>08: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08:21:01.1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7T09:16:41.240000000</dc:date>
    <meta:editing-duration>P48DT14H7M58S</meta:editing-duration>
    <meta:editing-cycles>1287</meta:editing-cycles>
    <meta:generator>LibreOffice/7.2.6.2$Windows_X86_64 LibreOffice_project/b0ec3a565991f7569a5a7f5d24fed7f52653d754</meta:generator>
    <meta:document-statistic meta:table-count="2" meta:cell-count="1587" meta:object-count="0"/>
  </office:meta>
</office:document-meta>
</file>